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emplateTable" style:family="table">
      <style:table-properties style:width="17cm" table:align="margins" fo:background-color="transparent">
        <style:background-image/>
      </style:table-properties>
    </style:style>
    <style:style style:name="TemplateTable.A" style:family="table-column">
      <style:table-column-properties style:column-width="10.68cm" style:rel-column-width="41175*"/>
    </style:style>
    <style:style style:name="TemplateTable.B" style:family="table-column">
      <style:table-column-properties style:column-width="6.32cm" style:rel-column-width="24360*"/>
    </style:style>
    <style:style style:name="TemplateTable.1" style:family="table-row">
      <style:table-row-properties fo:background-color="transparent">
        <style:background-image/>
      </style:table-row-properties>
    </style:style>
    <style:style style:name="TemplateTable.A1" style:family="table-cell">
      <style:table-cell-properties fo:background-color="transparent" fo:padding="0.097cm" fo:border="0.5pt solid #000000">
        <style:background-image/>
      </style:table-cell-properties>
    </style:style>
    <style:style style:name="TemplateTable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emplateTable.B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emplateTable.B3" style:family="table-cell">
      <style:table-cell-properties fo:background-color="#ffffa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emplateTable.B4" style:family="table-cell">
      <style:table-cell-properties fo:background-color="#ffa6a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emplateTable.A5" style:family="table-cell">
      <style:table-cell-properties fo:padding="0.097cm" fo:border-left="0.5pt solid #000000" fo:border-right="none" fo:border-top="none" fo:border-bottom="0.5pt solid #000000"/>
    </style:style>
    <style:style style:name="TemplateTable.B5" style:family="table-cell">
      <style:table-cell-properties fo:padding="0.097cm" fo:border-left="0.5pt solid #000000" fo:border-right="0.5pt solid #000000" fo:border-top="none" fo:border-bottom="0.5pt solid #000000"/>
    </style:style>
    <style:style style:name="Tabelle1" style:family="table">
      <style:table-properties style:width="17cm" table:align="margins" fo:background-color="transparent">
        <style:background-image/>
      </style:table-properties>
    </style:style>
    <style:style style:name="Tabelle1.A" style:family="table-column">
      <style:table-column-properties style:column-width="6.687cm" style:rel-column-width="25777*"/>
    </style:style>
    <style:style style:name="Tabelle1.B" style:family="table-column">
      <style:table-column-properties style:column-width="10.313cm" style:rel-column-width="39758*"/>
    </style:style>
    <style:style style:name="Tabelle1.1" style:family="table-row">
      <style:table-row-properties fo:background-color="#cccccc">
        <style:background-image/>
      </style:table-row-properties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>
        <style:background-image/>
      </style:table-cell-properties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9pt" officeooo:rsid="001106e4" officeooo:paragraph-rsid="001106e4" style:font-size-asian="9pt" style:font-size-complex="9pt"/>
    </style:style>
    <style:style style:name="P2" style:family="paragraph" style:parent-style-name="Standard">
      <style:text-properties fo:font-size="9pt" officeooo:rsid="001106e4" officeooo:paragraph-rsid="001dc0d5" style:font-size-asian="9pt" style:font-size-complex="9pt"/>
    </style:style>
    <style:style style:name="P3" style:family="paragraph" style:parent-style-name="Standard">
      <style:text-properties fo:font-size="9pt" officeooo:rsid="000323e3" officeooo:paragraph-rsid="000323e3" style:font-size-asian="9pt" style:font-size-complex="9pt"/>
    </style:style>
    <style:style style:name="P4" style:family="paragraph" style:parent-style-name="Standard">
      <style:text-properties fo:font-size="9pt" officeooo:rsid="0003abb9" officeooo:paragraph-rsid="0003abb9" style:font-size-asian="9pt" style:font-size-complex="9pt"/>
    </style:style>
    <style:style style:name="P5" style:family="paragraph" style:parent-style-name="Table_20_Contents">
      <style:text-properties fo:font-size="9pt" officeooo:rsid="0003abb9" officeooo:paragraph-rsid="0003abb9" style:font-size-asian="9pt" style:font-size-complex="9pt"/>
    </style:style>
    <style:style style:name="P6" style:family="paragraph" style:parent-style-name="Table_20_Contents">
      <style:text-properties fo:font-size="9pt" officeooo:rsid="0003abb9" officeooo:paragraph-rsid="00170588" style:font-size-asian="9pt" style:font-size-complex="9pt"/>
    </style:style>
    <style:style style:name="P7" style:family="paragraph" style:parent-style-name="Table_20_Contents">
      <style:text-properties fo:font-size="9pt" officeooo:rsid="0003abb9" officeooo:paragraph-rsid="001dc0d5" style:font-size-asian="9pt" style:font-size-complex="9pt"/>
    </style:style>
    <style:style style:name="P8" style:family="paragraph" style:parent-style-name="Standard">
      <style:text-properties fo:font-size="9pt" officeooo:paragraph-rsid="00161635" style:font-size-asian="9pt" style:font-size-complex="9pt"/>
    </style:style>
    <style:style style:name="P9" style:family="paragraph" style:parent-style-name="Table_20_Contents">
      <style:text-properties fo:font-size="9pt" officeooo:paragraph-rsid="001dc0d5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fd612" officeooo:paragraph-rsid="001dc0d5" style:font-size-asian="9pt" style:font-size-complex="9pt"/>
    </style:style>
    <style:style style:name="P11" style:family="paragraph" style:parent-style-name="Table_20_Contents">
      <style:text-properties fo:font-size="9pt" fo:font-weight="bold" officeooo:rsid="0003abb9" officeooo:paragraph-rsid="0003abb9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9pt" fo:font-weight="bold" officeooo:rsid="000fd612" officeooo:paragraph-rsid="001dc0d5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fo:font-style="italic" fo:font-weight="normal" officeooo:rsid="001106e4" officeooo:paragraph-rsid="001dc0d5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Table_20_Contents">
      <style:text-properties fo:font-size="9pt" fo:font-style="italic" fo:font-weight="normal" officeooo:rsid="0003abb9" officeooo:paragraph-rsid="001dc0d5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Table_20_Contents">
      <style:text-properties fo:font-size="9pt" fo:font-weight="normal" officeooo:rsid="00161635" officeooo:paragraph-rsid="001dc0d5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fo:font-size="9pt" fo:font-weight="normal" officeooo:rsid="00146cea" officeooo:paragraph-rsid="001dc0d5" style:font-size-asian="9pt" style:font-weight-asian="normal" style:font-size-complex="9pt" style:font-weight-complex="normal"/>
    </style:style>
    <style:style style:name="T1" style:family="text">
      <style:text-properties officeooo:rsid="0003abb9"/>
    </style:style>
    <style:style style:name="T2" style:family="text">
      <style:text-properties officeooo:rsid="0005cfa8"/>
    </style:style>
    <style:style style:name="T3" style:family="text">
      <style:text-properties officeooo:rsid="000a39d2"/>
    </style:style>
    <style:style style:name="T4" style:family="text">
      <style:text-properties officeooo:rsid="000b7cff"/>
    </style:style>
    <style:style style:name="T5" style:family="text">
      <style:text-properties officeooo:rsid="000fd612"/>
    </style:style>
    <style:style style:name="T6" style:family="text">
      <style:text-properties officeooo:rsid="000323e3"/>
    </style:style>
    <style:style style:name="T7" style:family="text">
      <style:text-properties fo:color="#ff4000" loext:opacity="100%"/>
    </style:style>
    <style:style style:name="T8" style:family="text">
      <style:text-properties fo:color="#ff4000" loext:opacity="100%" officeooo:rsid="001106e4"/>
    </style:style>
    <style:style style:name="T9" style:family="text">
      <style:text-properties fo:color="#ff4000" loext:opacity="100%" officeooo:rsid="00161635"/>
    </style:style>
    <style:style style:name="T10" style:family="text">
      <style:text-properties fo:color="#e8a202" loext:opacity="100%"/>
    </style:style>
    <style:style style:name="T11" style:family="text">
      <style:text-properties fo:color="#e8a202" loext:opacity="100%" officeooo:rsid="001106e4"/>
    </style:style>
    <style:style style:name="T12" style:family="text">
      <style:text-properties fo:color="#e8a202" loext:opacity="100%" officeooo:rsid="00161635"/>
    </style:style>
    <style:style style:name="T13" style:family="text">
      <style:text-properties fo:color="#158466" loext:opacity="100%"/>
    </style:style>
    <style:style style:name="T14" style:family="text">
      <style:text-properties fo:color="#158466" loext:opacity="100%" officeooo:rsid="001106e4"/>
    </style:style>
    <style:style style:name="T15" style:family="text">
      <style:text-properties fo:color="#158466" loext:opacity="100%" officeooo:rsid="00161635"/>
    </style:style>
    <style:style style:name="T16" style:family="text">
      <style:text-properties fo:font-style="normal" fo:font-weight="bold" officeooo:rsid="0003abb9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dc0d5" style:font-style-asian="normal" style:font-weight-asian="bold" style:font-style-complex="normal" style:font-weight-complex="bold"/>
    </style:style>
    <style:style style:name="T18" style:family="text">
      <style:text-properties officeooo:rsid="00161635"/>
    </style:style>
    <style:style style:name="T19" style:family="text">
      <style:text-properties officeooo:rsid="001d8412"/>
    </style:style>
    <style:style style:name="T20" style:family="text">
      <style:text-properties officeooo:rsid="002460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emplateTable" table:style-name="TemplateTable">
        <table:table-column table:style-name="TemplateTable.A"/>
        <table:table-column table:style-name="TemplateTable.B"/>
        <table:table-row table:style-name="TemplateTable.1">
          <table:table-cell table:style-name="TemplateTable.A1" table:number-columns-spanned="2" office:value-type="string">
            <text:p text:style-name="P13">This is a template table. It provides colored cells that are used by the <text:span text:style-name="T20">next</text:span> table within the <text:span text:style-name="T20">row </text:span>loop. This template table will be removed by this command: <text:span text:style-name="T16">${Remove type:“table“, now:</text:span><text:span text:style-name="T17">false</text:span><text:span text:style-name="T16">}</text:span></text:p>
          </table:table-cell>
          <table:covered-table-cell/>
        </table:table-row>
        <table:table-row table:style-name="TemplateTable.1">
          <table:table-cell table:style-name="TemplateTable.A2" office:value-type="string">
            <text:p text:style-name="P15">This is the <text:span text:style-name="T14">green</text:span> template cell →</text:p>
          </table:table-cell>
          <table:table-cell table:style-name="TemplateTable.B2" office:value-type="string">
            <text:p text:style-name="P14">X</text:p>
          </table:table-cell>
        </table:table-row>
        <table:table-row table:style-name="TemplateTable.1">
          <table:table-cell table:style-name="TemplateTable.A2" office:value-type="string">
            <text:p text:style-name="P16">This is the <text:span text:style-name="T11">yellow </text:span>template cell →</text:p>
          </table:table-cell>
          <table:table-cell table:style-name="TemplateTable.B3" office:value-type="string">
            <text:p text:style-name="P10">X</text:p>
          </table:table-cell>
        </table:table-row>
        <table:table-row table:style-name="TemplateTable.1">
          <table:table-cell table:style-name="TemplateTable.A2" office:value-type="string">
            <text:p text:style-name="P16">This is the <text:span text:style-name="T8">red </text:span>template cell →</text:p>
          </table:table-cell>
          <table:table-cell table:style-name="TemplateTable.B4" office:value-type="string">
            <text:p text:style-name="P12">X</text:p>
          </table:table-cell>
        </table:table-row>
        <table:table-row>
          <table:table-cell table:style-name="TemplateTable.A5" office:value-type="string">
            <text:p text:style-name="P7"/>
          </table:table-cell>
          <table:table-cell table:style-name="TemplateTable.B5" office:value-type="string">
            <text:p text:style-name="P9"/>
          </table:table-cell>
        </table:table-row>
      </table:table>
      <text:p text:style-name="P2">${Push key:“red“, value:“<text:span text:style-name="T6">TemplateTable.</text:span><text:span text:style-name="T5">B4“, </text:span>comment: „Store <text:span text:style-name="T7">red cell </text:span><text:span text:style-name="T9">address</text:span><text:span text:style-name="T18"> </text:span>as variable“}</text:p>
      <text:p text:style-name="P1">${Push key:“yellow“, value:“<text:span text:style-name="T6">TemplateTable.</text:span><text:span text:style-name="T5">B</text:span>3<text:span text:style-name="T5">“, </text:span>comment: „Store <text:span text:style-name="T12">yellow</text:span><text:span text:style-name="T10"> cell </text:span><text:span text:style-name="T12">address </text:span>as variable“}</text:p>
      <text:p text:style-name="P1">${Push key:“green“, value:“<text:span text:style-name="T6">TemplateTable.</text:span><text:span text:style-name="T5">B</text:span>2<text:span text:style-name="T5">“, </text:span>comment: „Store <text:span text:style-name="T15">green </text:span><text:span text:style-name="T13">cell address </text:span>as variable“}</text:p>
      <text:p text:style-name="P3">${For $value:“data“, $as:“item“, tableRow:2, <text:span text:style-name="T18">comment: „data is created by engine that can use provided color </text:span><text:span text:style-name="T19">variables</text:span><text:span text:style-name="T18">“</text:span><text:span text:style-name="T1">}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1">Measurement</text:p>
          </table:table-cell>
          <table:table-cell table:style-name="Tabelle1.B1" office:value-type="string">
            <text:p text:style-name="P11">Value</text:p>
          </table:table-cell>
        </table:table-row>
        <table:table-row>
          <table:table-cell table:style-name="Tabelle1.A2" office:value-type="string">
            <text:p text:style-name="P6">${<text:span text:style-name="T2">$</text:span>item.name}</text:p>
          </table:table-cell>
          <table:table-cell table:style-name="Tabelle1.B2" office:value-type="string">
            <text:p text:style-name="P5">${String $value:“item.value“, <text:span text:style-name="T3">$</text:span>templateCell:“<text:span text:style-name="T4">item.</text:span>style“}</text:p>
          </table:table-cell>
        </table:table-row>
      </table:table>
      <text:p text:style-name="P4">${EndFor}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06:28:14.370000000</meta:creation-date>
    <dc:date>2025-03-24T18:28:44.953000000</dc:date>
    <meta:editing-duration>PT1H18M11S</meta:editing-duration>
    <meta:editing-cycles>26</meta:editing-cycles>
    <meta:generator>LibreOffice/7.6.2.1$Windows_X86_64 LibreOffice_project/56f7684011345957bbf33a7ee678afaf4d2ba333</meta:generator>
    <meta:document-statistic meta:table-count="2" meta:image-count="0" meta:object-count="0" meta:page-count="1" meta:paragraph-count="16" meta:word-count="109" meta:character-count="787" meta:non-whitespace-character-count="694"/>
  </office:meta>
</office:document-meta>
</file>